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7.679cm" style:page-number="auto" fo:break-before="page" table:align="left" style:writing-mode="lr-tb"/>
    </style:style>
    <style:style style:name="Tableau1.A" style:family="table-column">
      <style:table-column-properties style:column-width="10.7cm"/>
    </style:style>
    <style:style style:name="Tableau1.B" style:family="table-column">
      <style:table-column-properties style:column-width="6.98cm"/>
    </style:style>
    <style:style style:name="Tableau1.1" style:family="table-row">
      <style:table-row-properties style:min-row-height="1.401cm" style:keep-together="false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45cm" style:keep-together="false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1.6" style:family="table-row">
      <style:table-row-properties style:min-row-height="1.09cm" style:keep-together="false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7" style:family="table-row">
      <style:table-row-properties style:min-row-height="0.873cm" style:keep-together="false" fo:keep-together="always"/>
    </style:style>
    <style:style style:name="Tableau1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B7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1.12" style:family="table-row">
      <style:table-row-properties style:min-row-height="0.73cm" style:keep-together="false" fo:keep-together="always"/>
    </style:style>
    <style:style style:name="Tableau1.A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language="en" fo:country="GB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tyle="italic" style:font-style-asian="italic" style:font-name-complex="Arial" style:font-style-complex="italic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style:snap-to-layout-grid="false"/>
      <style:text-properties fo:color="#0000ff"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style:snap-to-layout-grid="false"/>
      <style:text-properties fo:color="#0000ff" style:font-name="Arial" fo:language="en" fo:country="GB" fo:font-weight="bold" style:font-weight-asian="bold" style:font-name-complex="Arial"/>
    </style:style>
    <style:style style:name="P12" style:family="paragraph" style:parent-style-name="Standard">
      <style:paragraph-properties fo:margin-top="0.212cm" fo:margin-bottom="0.212cm" style:snap-to-layout-grid="false"/>
    </style:style>
    <style:style style:name="P13" style:family="paragraph" style:parent-style-name="Standard">
      <style:paragraph-properties fo:margin-top="0.212cm" fo:margin-bottom="0.212cm" fo:text-align="center" style:justify-single-word="false" style:snap-to-layout-grid="false"/>
      <style:text-properties style:use-window-font-color="true" style:font-name="Arial" fo:font-weight="bold" fo:background-color="transparent" style:font-weight-asian="bold" style:font-name-complex="Arial"/>
    </style:style>
    <style:style style:name="P14" style:family="paragraph" style:parent-style-name="Standard">
      <style:paragraph-properties fo:margin-left="0cm" fo:margin-right="0cm" fo:text-align="justify" style:justify-single-word="false" fo:text-indent="0.212cm" style:auto-text-indent="false" style:snap-to-layout-grid="false"/>
    </style:style>
    <style:style style:name="P15" style:family="paragraph" style:parent-style-name="Standard">
      <style:paragraph-properties fo:margin-left="0cm" fo:margin-right="0cm" fo:text-align="justify" style:justify-single-word="false" fo:text-indent="0.212cm" style:auto-text-indent="false"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P16" style:family="paragraph" style:parent-style-name="Standard">
      <style:paragraph-properties fo:margin-top="0cm" fo:margin-bottom="0.199cm" style:line-height-at-least="0.176cm" fo:text-align="justify" style:justify-single-word="false" style:snap-to-layout-grid="false"/>
      <style:text-properties fo:color="#0047ff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margin-top="0cm" fo:margin-bottom="0.199cm" style:line-height-at-least="0.176cm" fo:text-align="justify" style:justify-single-word="false" style:snap-to-layout-grid="false"/>
      <style:text-properties fo:color="#0047ff" fo:font-size="12pt" fo:font-weight="normal" style:font-size-asian="12pt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fo:color="#0000ff" style:font-name="Arial" style:font-name-complex="Arial" style:font-weight-complex="bold"/>
    </style:style>
    <style:style style:name="P19" style:family="paragraph" style:parent-style-name="Standard" style:list-style-name="L1">
      <style:paragraph-properties style:snap-to-layout-grid="false"/>
      <style:text-properties fo:color="#0000ff" style:font-name="Arial" style:font-name-complex="Arial" style:font-weight-complex="bold"/>
    </style:style>
    <style:style style:name="P20" style:family="paragraph" style:parent-style-name="Standard" style:list-style-name="L1">
      <style:paragraph-properties style:snap-to-layout-grid="false"/>
      <style:text-properties fo:color="#0000ff" style:font-name="Arial" fo:font-weight="bold" style:font-weight-asian="bold" style:font-name-complex="Arial" style:font-weight-complex="bold"/>
    </style:style>
    <style:style style:name="P21" style:family="paragraph">
      <style:paragraph-properties fo:text-align="start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language="en" fo:country="GB" fo:font-weight="bold" style:font-size-asian="11pt" style:font-weight-asian="bold" style:font-name-complex="Arial" style:font-size-complex="11pt"/>
    </style:style>
    <style:style style:name="T4" style:family="text">
      <style:text-properties style:font-name="Arial" style:font-name-complex="Arial" style:font-weight-complex="bold"/>
    </style:style>
    <style:style style:name="T5" style:family="text">
      <style:text-properties style:font-name="Arial" fo:language="en" fo:country="GB" fo:font-weight="bold" style:font-weight-asian="bold" style:font-name-complex="Arial"/>
    </style:style>
    <style:style style:name="T6" style:family="text">
      <style:text-properties fo:font-size="11pt" fo:font-weight="bold" style:font-size-asian="11pt" style:font-weight-asian="bold" style:font-name-complex="Arial" style:font-size-complex="11pt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ff"/>
    </style:style>
    <style:style style:name="T11" style:family="text">
      <style:text-properties fo:color="#0000ff" style:font-name="Arial" fo:font-weight="bold" style:font-weight-asian="bold" style:font-name-complex="Arial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BTS Services informatiques aux organisations</text:p>
            <text:p text:style-name="P3">Session 2014</text:p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3">E4 – Conception et maintenance de solutions informatiques </text:p>
            <text:p text:style-name="P3">Coefficient 4</text:p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3">EXPRESSION DES BESOINS<text:line-break/><text:span text:style-name="T10">GestStage</text:span> </text:p>
          </table:table-cell>
          <table:covered-table-cell/>
        </table:table-row>
        <table:table-row table:style-name="Tableau1.2">
          <table:table-cell table:style-name="Tableau1.A4" office:value-type="string">
            <text:p text:style-name="P12"><text:span text:style-name="T2">Épreuve ponctuelle <text:s text:c="3"/></text:span><text:span text:style-name="T6"><draw:control text:anchor-type="as-char" draw:z-index="0" draw:style-name="gr1" draw:text-style-name="P21" svg:width="0.32cm" svg:height="0.32cm" draw:control="control1"/></text:span></text:p>
          </table:table-cell>
          <table:table-cell table:style-name="Tableau1.B4" office:value-type="string">
            <text:p text:style-name="P12"><text:span text:style-name="T2">Contrôle en cours de formation <text:s text:c="2"/></text:span><text:span text:style-name="T6"><draw:control text:anchor-type="as-char" draw:z-index="1" draw:style-name="gr1" draw:text-style-name="P21" svg:width="0.32cm" svg:height="0.32cm" draw:control="control2"/></text:span></text:p>
          </table:table-cell>
        </table:table-row>
        <table:table-row table:style-name="Tableau1.2">
          <table:table-cell table:style-name="Tableau1.A4" office:value-type="string">
            <text:p text:style-name="P12"><text:span text:style-name="T2">PARCOURS SISR <text:s text:c="4"/></text:span><text:span text:style-name="T6"><draw:control text:anchor-type="as-char" draw:z-index="2" draw:style-name="gr1" draw:text-style-name="P21" svg:width="0.32cm" svg:height="0.32cm" draw:control="control3"/></text:span></text:p>
          </table:table-cell>
          <table:table-cell table:style-name="Tableau1.B4" office:value-type="string">
            <text:p text:style-name="P12"><text:span text:style-name="T2">PARCOURS SLAM <text:s text:c="4"/></text:span><text:span text:style-name="T6"><draw:control text:anchor-type="as-char" draw:z-index="3" draw:style-name="gr1" draw:text-style-name="P21" svg:width="0.32cm" svg:height="0.32cm" draw:control="control4"/></text:span></text:p>
          </table:table-cell>
        </table:table-row>
        <table:table-row table:style-name="Tableau1.6">
          <table:table-cell table:style-name="Tableau1.A6" office:value-type="string">
            <text:p text:style-name="P2"><text:span text:style-name="T1">NOM et prénom du candidat</text:span><text:span text:style-name="Footnote_20_Symbol"><text:span text:style-name="T1"><text:note text:id="ftn1" text:note-class="footnote"><text:note-citation>1</text:note-citation><text:note-body><text:p text:style-name="Footnote"><text:s/>En CCF, de l’étudiant.</text:p></text:note-body></text:note></text:span></text:span><text:span text:style-name="T1"> : </text:span><text:span text:style-name="T11">ELIE Benoît</text:span></text:p>
          </table:table-cell>
          <table:table-cell table:style-name="Tableau1.B6" office:value-type="string">
            <text:p text:style-name="P5">N° JURY:</text:p>
            <text:p text:style-name="P11">Zakina CAUVIN</text:p>
          </table:table-cell>
        </table:table-row>
        <table:table-row table:style-name="Tableau1.7">
          <table:table-cell table:style-name="Tableau1.A7" office:value-type="string">
            <text:p text:style-name="P9"><text:span text:style-name="T5">N° candidat : </text:span><text:span text:style-name="T3">99999999</text:span></text:p>
          </table:table-cell>
          <table:table-cell table:style-name="Tableau1.B7" office:value-type="string">
            <text:p text:style-name="P4">Date : <text:span text:style-name="T10">03/04/2014</text:span></text:p>
          </table:table-cell>
        </table:table-row>
        <table:table-row table:style-name="Tableau1.7">
          <table:table-cell table:style-name="Tableau1.A1" table:number-columns-spanned="2" office:value-type="string">
            <text:p text:style-name="P4">Contexte de la situation professionnelle retenue</text:p>
            <text:p text:style-name="P16">Application Symfony GestStage 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4">Intitulé de la situation professionnelle retenue</text:p>
            <text:p text:style-name="P16">Modification de l'application afin d'intégrer une nouvelle fonctionnalité 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7">Modifications à opérer</text:p>
            <text:p text:style-name="P6"/>
            <text:p text:style-name="P17">On souhaite mettre en place une procédure d'authentification. Chaque utilisateur doit disposer d'un login et mot de passe stockés en base de données.</text:p>
            <text:p text:style-name="P17">Après authentification, la page d'accueil de <text:span text:style-name="T9">l'étudiant</text:span> listera les 7 derniers stages saisis en base de données.</text:p>
            <text:p text:style-name="P17">Après authentification, la page d'accueil de <text:span text:style-name="T9">l'enseignant</text:span> <text:s/>listera les dates de stages de chaque section et chaque promo de l'année scolaire en cours (page qui sera développée par un de vos collègues).</text:p>
            <text:p text:style-name="P17">En cas d'échec, le formulaire d'authentification sera affiché de nouveau.</text:p>
            <text:p text:style-name="P17">Dans la première phase de l’épreuve, vous êtes chargé(e) d’étudier cette évolution et de proposer l'ensemble des modifications à envisager pour la réaliser. Les IHMs à ajouter ou modifier seront maquettées.</text:p>
            <text:p text:style-name="P17">Dans la deuxième phase, <text:s/>vous réaliserez les modifications de l'application en documentant toutes vos actions.</text:p>
            <text:p text:style-name="P17">Chaque phase sera documentée de façon structurée et méthodique.</text:p>
            <text:p text:style-name="P7">Liste des documents fournis</text:p>
            <text:p text:style-name="P6"/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7">Production attendue</text:p>
            <text:p text:style-name="P6"/>
            <text:p text:style-name="P18">Document contenant :</text:p>
            <text:list xml:id="list29544127" text:style-name="L1">
              <text:list-item>
                <text:p text:style-name="P19">la démarche contenant toutes les actions qu'il faudra entreprendre pour parvenir au résultat</text:p>
              </text:list-item>
              <text:list-item>
                <text:p text:style-name="P19">toutes les actions réalisées sur l'application (avec copies d'écran, les ressources modifiées (bdd, pages, scripts, documentation, etc...)).</text:p>
              </text:list-item>
              <text:list-item>
                <text:p text:style-name="P19">La description des tests fonctionnels sur l'évolution demandée.</text:p>
              </text:list-item>
              <text:list-item>
                <text:p text:style-name="P20"><text:span text:style-name="T12">Un compte rendu de votre production au terme de la séance, présentant l'état de votre travail, les difficultés blocantes rencontrées associées à la démarche de résolution</text:span>.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ext:soft-page-break/>
        <table:table-row table:style-name="Tableau1.12">
          <table:table-cell table:style-name="Tableau1.A12" table:number-columns-spanned="2" office:value-type="string">
            <text:p text:style-name="P7">Nature de la documentation professionnelle à présenter en appui de la solution</text:p>
          </table:table-cell>
          <table:covered-table-cell/>
        </table:table-row>
        <table:table-row table:style-name="Tableau1.7">
          <table:table-cell table:style-name="Tableau1.A7" office:value-type="string">
            <text:p text:style-name="P9"><text:span text:style-name="T2"><text:s text:c="2"/></text:span><text:span text:style-name="T6"><draw:control text:anchor-type="as-char" draw:z-index="4" draw:style-name="gr1" draw:text-style-name="P21" svg:width="0.32cm" svg:height="0.32cm" draw:control="control5"/></text:span><text:span text:style-name="T2"> </text:span><text:span text:style-name="T4">Rapport de test</text:span></text:p>
            <text:p text:style-name="P9"><text:span text:style-name="T2"><text:s text:c="2"/></text:span><text:span text:style-name="T6"><draw:control text:anchor-type="as-char" draw:z-index="5" draw:style-name="gr1" draw:text-style-name="P21" svg:width="0.32cm" svg:height="0.32cm" draw:control="control6"/></text:span><text:span text:style-name="T2"> </text:span><text:span text:style-name="T4">Documentation technique</text:span></text:p>
            <text:p text:style-name="P9"><text:span text:style-name="T2"><text:s text:c="2"/></text:span><text:span text:style-name="T6"><draw:control text:anchor-type="as-char" draw:z-index="6" draw:style-name="gr1" draw:text-style-name="P21" svg:width="0.32cm" svg:height="0.32cm" draw:control="control7"/></text:span><text:span text:style-name="T2"> </text:span><text:span text:style-name="T4">Rapport d’incident</text:span></text:p>
            <text:p text:style-name="P14"><text:span text:style-name="T6"><draw:control text:anchor-type="as-char" draw:z-index="7" draw:style-name="gr1" draw:text-style-name="P21" svg:width="0.32cm" svg:height="0.32cm" draw:control="control8"/></text:span><text:span text:style-name="T2"> </text:span><text:span text:style-name="T4">Documentation utilisateur</text:span></text:p>
            <text:p text:style-name="P15"/>
          </table:table-cell>
          <table:table-cell table:style-name="Tableau1.B4" office:value-type="string">
            <text:p text:style-name="P9"><text:span text:style-name="T6"><draw:control text:anchor-type="as-char" draw:z-index="8" draw:style-name="gr1" draw:text-style-name="P21" svg:width="0.32cm" svg:height="0.32cm" draw:control="control9"/></text:span><text:span text:style-name="T2"> </text:span><text:span text:style-name="T4">Autre :</text:span></text:p>
          </table:table-cell>
        </table:table-row>
        <table:table-row table:style-name="Tableau1.7">
          <table:table-cell table:style-name="Tableau1.A1" table:number-columns-spanned="2" office:value-type="string">
            <text:p text:style-name="P8"><text:span text:style-name="T7">Au cours de l’épreuve, le candidat est autorisé à utiliser tous les moyens de communication disponibles dans le centre d’examen </text:span><text:span text:style-name="T8">à l’exception de tout service de communication ou d’échanges synchrones ou asynchrones avec des tiers</text:span><text:span text:style-name="T7">. L’ensemble des connexions qu’il réalise peuvent faire l’objet d’un contrôle par la commission d’interrogation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0pt" fo:language="fr" fo:country="FR" style:letter-kerning="true" style:font-name-asian="SimSun1" style:font-size-asian="10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Heading_20_1" style:display-name="Heading 1" style:family="paragraph" style:parent-style-name="Titre1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default-outline-level="2" style:class="text">
      <style:paragraph-properties fo:margin-top="0.1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name-complex="Times New Roman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Section_20_Heading" style:display-name="Section Heading" style:family="paragraph">
      <style:paragraph-properties fo:margin-top="0cm" fo:margin-bottom="0.353cm" fo:line-height="115%" fo:orphans="0" fo:widows="0" fo:hyphenation-ladder-count="no-limit"/>
      <style:text-properties style:use-window-font-color="true" style:font-name="Calibri" fo:font-size="11pt" fo:language="fr" fo:country="FR" style:letter-kerning="true" style:font-name-asian="SimSun1" style:font-size-asian="11pt" style:language-asian="zh" style:country-asian="CN" style:font-name-complex="Mang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Footnote_20_Symbol" style:display-name="Footnote Symbol" style:family="text">
      <style:text-properties style:text-position="super 58%"/>
    </style:style>
    <style:style style:name="Appel_20_note_20_de_20_bas_20_de_20_p." style:display-name="Appel note de bas de p.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Arial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bold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OpenSymbol" style:font-name-complex="OpenSymbol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18cm" fo:margin-bottom="1.15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635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77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635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4T01:47:00</meta:creation-date>
    <dc:date>2014-03-28T09:40:29.68</dc:date>
    <meta:print-date>2013-01-23T13:58:00</meta:print-date>
    <meta:editing-cycles>46</meta:editing-cycles>
    <meta:editing-duration>PT1H23M47S</meta:editing-duration>
    <meta:generator>OpenOffice.org/3.3$Win32 OpenOffice.org_project/330m20$Build-9567</meta:generator>
    <dc:creator>z z</dc:creator>
    <meta:document-statistic meta:table-count="1" meta:image-count="0" meta:object-count="0" meta:page-count="2" meta:paragraph-count="42" meta:word-count="369" meta:character-count="2576"/>
  </office:meta>
</office:document-meta>
</file>